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3bf6" officeooo:paragraph-rsid="001d3bf6"/>
    </style:style>
    <style:style style:name="P2" style:family="paragraph" style:parent-style-name="Standard">
      <style:text-properties officeooo:rsid="001d3bf6" officeooo:paragraph-rsid="002d32f8"/>
    </style:style>
    <style:style style:name="P3" style:family="paragraph" style:parent-style-name="Standard">
      <style:text-properties officeooo:rsid="001d3bf6" officeooo:paragraph-rsid="00307692"/>
    </style:style>
    <style:style style:name="P4" style:family="paragraph" style:parent-style-name="Standard">
      <style:text-properties officeooo:rsid="001d3bf6" officeooo:paragraph-rsid="00329608"/>
    </style:style>
    <style:style style:name="P5" style:family="paragraph" style:parent-style-name="Standard">
      <style:text-properties officeooo:rsid="0027b992" officeooo:paragraph-rsid="0027b992"/>
    </style:style>
    <style:style style:name="P6" style:family="paragraph" style:parent-style-name="Standard">
      <style:text-properties officeooo:rsid="002d32f8" officeooo:paragraph-rsid="002d32f8"/>
    </style:style>
    <style:style style:name="P7" style:family="paragraph" style:parent-style-name="Standard">
      <style:text-properties officeooo:rsid="001d3bf6" officeooo:paragraph-rsid="003d24b3"/>
    </style:style>
    <style:style style:name="P8" style:family="paragraph" style:parent-style-name="Standard">
      <style:text-properties officeooo:rsid="001d3bf6" officeooo:paragraph-rsid="002d32f8"/>
    </style:style>
    <style:style style:name="P9" style:family="paragraph" style:parent-style-name="Standard">
      <style:text-properties officeooo:rsid="001d3bf6" officeooo:paragraph-rsid="00329608"/>
    </style:style>
    <style:style style:name="T1" style:family="text">
      <style:text-properties officeooo:rsid="00307692"/>
    </style:style>
    <style:style style:name="T2" style:family="text">
      <style:text-properties officeooo:rsid="00329608"/>
    </style:style>
    <style:style style:name="T3" style:family="text">
      <style:text-properties officeooo:rsid="00343b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mple un mouvement</text:p>
      <text:p text:style-name="P1"/>
      <text:p text:style-name="P1">"rouge","blanc","bleu","jaune","blanc","orange","jaune","vert","bleu","vert","vert","blanc","orange","rouge","blanc","vert","jaune","vert","rouge","rouge"</text:p>
      <text:p text:style-name="P1"/>
      <text:p text:style-name="P5">Fait :</text:p>
      <text:p text:style-name="P1"/>
      <text:p text:style-name="P1">"blanc","blanc","blanc","blanc","blanc","blanc","blanc","blanc","blanc","bleu","bleu","bleu","bleu","bleu","bleu","bleu","bleu","bleu","orange","orange","orange","orange","orange","orange","orange","orange","orange","vert","vert","vert","vert","vert","vert","vert","vert","vert","rouge","rouge","rouge","rouge","rouge","rouge","rouge","rouge","rouge","jaune","jaune","jaune","jaune","jaune","jaune","jaune","jaune","jaune"</text:p>
      <text:p text:style-name="P1"/>
      <text:p text:style-name="P5">Mélangé :</text:p>
      <text:p text:style-name="P5"/>
      <text:p text:style-name="P1">"blanc","bleu","blanc","vert","jaune","blanc","jaune","orange","vert","vert","vert","orange","orange","vert","blanc","blanc","blanc","rouge","jaune","vert","bleu","bleu","orange","rouge","bleu","blanc","blanc","orange","jaune","vert","jaune","bleu","vert","bleu","orange","orange","rouge","jaune","rouge","rouge","rouge","bleu","jaune","rouge","orange","vert","orange","jaune","bleu","blanc","rouge","bleu","jaune","rouge"</text:p>
      <text:p text:style-name="P1"/>
      <text:p text:style-name="P1">"blanc","bleu","blanc","vert","jaune","orange","orange","bleu","vert","blanc","orange","orange","vert","vert","blanc","jaune","blanc","rouge","jaune","jaune","bleu","bleu","orange","vert","bleu","blanc","orange","orange","jaune","vert","orange","bleu","vert","jaune","jaune","bleu","rouge","jaune","vert","rouge","rouge","blanc","rouge","rouge","rouge","vert","orang<text:span text:style-name="T3">e</text:span>","jaune","bleu","blanc","rouge","blanc","rouge","bleu"</text:p>
      <text:p text:style-name="P1"/>
      <text:p text:style-name="P1">"y","o","o","r","y","w","w","r","r","g","y","b","b","b","o","o","r","y","w","b","y","b","r","y","b","o","g","g","w","b","b","g","y","w","o","r","r","w","o","g","o","r","y","w","w","b","g","o","g","w","g","g","y","r"</text:p>
      <text:p text:style-name="P1"/>
      <text:p text:style-name="P1">"r","o","o","w","y","y","y","g","b","g","w","r","b","r","g","y","y","w","y","r","g","r","g","o","o","w","b","w","g","b","b","o","r","o","o","r","w","b","r","w","b","r","g","y","g","o","b","b","g","w","o","w","y","y"</text:p>
      <text:p text:style-name="P1"/>
      <text:p text:style-name="P1">"r","o","r","y","y","w","o","g","o","y","y","y","b","b","w","b","g","o","g","r","w","g","r","w","w","g","y","g","y","b","b","g","o","g","w","r","w","b","b","b","o","r","b","y","o","w","o","g","r","w","r","y","o","r"</text:p>
      <text:p text:style-name="P1"/>
      <text:p text:style-name="P5">1ère étape faite :</text:p>
      <text:p text:style-name="P5"/>
      <text:p text:style-name="P1">"vert","blanc","rouge","blanc","jaune","blanc","blanc","blanc","rouge","vert","orange","bleu","rouge","orange","vert","vert","jaune","orange","blanc","vert","jaune","orange","bleu","vert","vert","orange","orange","bleu","bleu","jaune","rouge","rouge","vert","jaune","rouge","bleu","rouge","rouge","orange","jaune","vert","jaune","blanc","orange","rouge","blanc","bleu","jaune","bleu","blanc","jaune","orange","bleu","bleu"</text:p>
      <text:p text:style-name="P1"/>
      <text:p text:style-name="P1"/>
      <text:p text:style-name="P1"/>
      <text:p text:style-name="P1"/>
      <text:p text:style-name="P1"/>
      <text:p text:style-name="P6">mélangé</text:p>
      <text:p text:style-name="P6"><text:soft-page-break/></text:p>
      <text:p text:style-name="P3">"blanc","bleu","blanc",<text:tab/>"vert","jaune","orange",<text:tab/>"orange","bleu","vert",</text:p>
      <text:p text:style-name="P3"/>
      <text:p text:style-name="P3">"blanc","orange","orange",<text:tab/>"vert","vert","blanc",<text:tab/><text:tab/>"jaune","blanc","rouge",</text:p>
      <text:p text:style-name="P3">"jaune","jaune","bleu",<text:tab/>"bleu","orange","vert",<text:tab/>"bleu","blanc","orange",</text:p>
      <text:p text:style-name="P3"/>
      <text:p text:style-name="P3">"orange","jaune","vert",<text:tab/>"orange","bleu","vert",<text:tab/>"jaune","jaune","bleu",<text:tab/></text:p>
      <text:p text:style-name="P3"/>
      <text:p text:style-name="P3">"rouge","jaune","vert",<text:tab/>"rouge","rouge","blanc",<text:tab/>"rouge","rouge","rouge",</text:p>
      <text:p text:style-name="P3"/>
      <text:p text:style-name="P3">"vert","orang<text:span text:style-name="T1">e</text:span>","jaune",<text:tab/>"bleu","blanc","rouge",<text:tab/>"blanc","rouge","bleu"</text:p>
      <text:p text:style-name="P1"/>
      <text:p text:style-name="P2">"blanc","bleu","blanc",<text:tab/>"vert","jaune","blanc",<text:tab/>"jaune","orange","vert",</text:p>
      <text:p text:style-name="P2"/>
      <text:p text:style-name="P2">"vert","vert","orange",<text:tab/>"orange","vert","blanc",<text:tab/>"blanc","blanc","rouge",</text:p>
      <text:p text:style-name="P2"/>
      <text:p text:style-name="P2">"jaune","vert","bleu",<text:tab/><text:tab/>"bleu","orange","rouge",<text:tab/>"bleu","blanc","blanc",</text:p>
      <text:p text:style-name="P2"/>
      <text:p text:style-name="P2">"orange","jaune","vert",<text:tab/>"jaune","bleu","vert",<text:tab/><text:tab/>"bleu","orange","orange", ;</text:p>
      <text:p text:style-name="P2"/>
      <text:p text:style-name="P2">"rouge","jaune","rouge",<text:tab/>"rouge","rouge","bleu",<text:tab/>"jaune","rouge","orange",</text:p>
      <text:p text:style-name="P2"/>
      <text:p text:style-name="P2">"vert","orange","jaune",<text:tab/>"bleu","blanc","rouge",<text:tab/>"bleu","jaune","rouge"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U R U R U F' U U U B U R' F F U B B R R U L L U U F U F' U L U U L' U' L </text:p>
      <text:p text:style-name="P2"><text:s/>"U L' U U R U R' U B U U B' U' B U B' U U U' R' U R U B U' B' U' L'U L U F "</text:p>
      <text:p text:style-name="P2"><text:s/>"U' F' U' B' U B U L U' L' U' F' U F U R U' R' L F U F' U' L' F F DF' U U F "</text:p>
      <text:p text:style-name="P2"><text:s/>"D' F' U U F' U F' U' F U' F U F U' F' U F U F F U' F' U B' R B' L L B R' "</text:p>
      <text:p text:style-name="P2"><text:s/>"B' L L B B</text:p>
      <text:p text:style-name="P2"/>
      <text:p text:style-name="P2"/>
      <text:p text:style-name="P2"/>
      <text:p text:style-name="P2"/>
      <text:p text:style-name="P2"/>
      <text:p text:style-name="P7">"y","w","g",</text:p>
      <text:p text:style-name="P7">"y","o","y",</text:p>
      <text:p text:style-name="P7">"b","o","w",</text:p>
      <text:p text:style-name="P7"/>
      <text:p text:style-name="P7">"o","g","o",</text:p>
      <text:p text:style-name="P7">"b","y","o",</text:p>
      <text:p text:style-name="P7">"g","g","w",</text:p>
      <text:p text:style-name="P7"/>
      <text:p text:style-name="P7"/>
      <text:p text:style-name="P7"><text:soft-page-break/>"g","g","y",</text:p>
      <text:p text:style-name="P7">"b","g","r",</text:p>
      <text:p text:style-name="P7">"b","b","r",</text:p>
      <text:p text:style-name="P7"/>
      <text:p text:style-name="P7">"r","r","b",</text:p>
      <text:p text:style-name="P7">"y","w","w",</text:p>
      <text:p text:style-name="P7">"g","w","w",</text:p>
      <text:p text:style-name="P7"/>
      <text:p text:style-name="P7">"r","o","y",</text:p>
      <text:p text:style-name="P7">"g","b","r",</text:p>
      <text:p text:style-name="P7">"o","b","o",</text:p>
      <text:p text:style-name="P7"/>
      <text:p text:style-name="P7">"y","r","r",</text:p>
      <text:p text:style-name="P7">"w","r","y",</text:p>
      <text:p text:style-name="P7">"b","o","w"</text:p>
      <text:p text:style-name="P2"/>
      <text:p text:style-name="P2"/>
      <text:p text:style-name="P7"/>
      <text:p text:style-name="P7"/>
      <text:p text:style-name="P2"/>
      <text:p text:style-name="P2"/>
      <text:p text:style-name="P2"/>
      <text:p text:style-name="P7">o g o </text:p>
      <text:p text:style-name="P7">b y y </text:p>
      <text:p text:style-name="P7">r o r </text:p>
      <text:p text:style-name="P7"/>
      <text:p text:style-name="P7">y y y </text:p>
      <text:p text:style-name="P7">y r g </text:p>
      <text:p text:style-name="P7">r r r </text:p>
      <text:p text:style-name="P7"/>
      <text:p text:style-name="P7">b r b </text:p>
      <text:p text:style-name="P7">r g g </text:p>
      <text:p text:style-name="P7">g g g </text:p>
      <text:p text:style-name="P7"/>
      <text:p text:style-name="P7">y y y </text:p>
      <text:p text:style-name="P7">o o r </text:p>
      <text:p text:style-name="P7">o o o </text:p>
      <text:p text:style-name="P7"/>
      <text:p text:style-name="P7">g o g </text:p>
      <text:p text:style-name="P7">b b b </text:p>
      <text:p text:style-name="P7">b b b </text:p>
      <text:p text:style-name="P7"/>
      <text:p text:style-name="P7">w w w </text:p>
      <text:p text:style-name="P7">w w w </text:p>
      <text:p text:style-name="P7">w w w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7">o y r </text:p>
      <text:p text:style-name="P7">g y o </text:p>
      <text:p text:style-name="P7">o b r g o g b b b b b b y y y y r g r r r b r b r g g g g g y y y o o r o o o w w w w w w w w w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jaune blanc rouge <text:tab/>blanc jaune blanc<text:tab/> bleu bleu rouge</text:p>
      <text:p text:style-name="P4">orange orange jaune <text:tab/>rouge rouge bleu <text:tab/>rouge rouge orange </text:p>
      <text:p text:style-name="P4">bleu bleu blanc jaune vert orange vert vert orange vert rouge rouge vert orange jaune bleu jaune vert vert orang<text:span text:style-name="T2">e</text:span> jaune vert bleu vert orange jaune bleu blanc bleu jaune rouge blanc blanc blanc orange blanc</text:p>
      <text:p text:style-name="P4"/>
      <text:p text:style-name="P4"/>
      <text:p text:style-name="P4"/>
      <text:p text:style-name="P4"/>
      <text:p text:style-name="P4"/>
      <text:p text:style-name="P7">U L' B D' L' D R2 U B L' B' U B U' B' F U F' U' R U' R' F U' F' L U L' U' L U L' U' </text:p>
      <text:p text:style-name="P7">F' U F U R U' R' </text:p>
      <text:p text:style-name="P7">U2 </text:p>
      <text:p text:style-name="P7">B U' B' U' R' U R U' </text:p>
      <text:p text:style-name="P7"/>
      <text:p text:style-name="P7">F' U F U R U' R' U' </text:p>
      <text:p text:style-name="P7"/>
      <text:p text:style-name="P7">L U' L' U' B' U B U' </text:p>
      <text:p text:style-name="P7"/>
      <text:p text:style-name="P7">R' U R U B U' B' </text:p>
      <text:p text:style-name="P7"/>
      <text:p text:style-name="P7">B U' B' U' R' U R </text:p>
      <text:p text:style-name="P7"/>
      <text:p text:style-name="P7">R U' R' U' F' U F2</text:p>
      <text:p text:style-name="P7"/>
      <text:p text:style-name="P7"><text:s/>U' F' U' L' U L U' </text:p>
      <text:p text:style-name="P7"/>
      <text:p text:style-name="P7">F U' F' U' L' U L</text:p>
      <text:p text:style-name="P7"/>
      <text:p text:style-name="P7"><text:s/>B U L U' L' L U L' U' L U L' U' L U L' U' B' F' U F' U' F' U' F' U F U F2 R2 B2 R F R' B2 R F' R "</text:p>
      <text:p text:style-name="P7"/>
      <text:p text:style-name="P7">U L' B D' L' D R2 U B L' B' U B U' B' F U F' U' R U' R' F U' F' L U L' U' L U L' U'</text:p>
      <text:p text:style-name="P7"/>
      <text:p text:style-name="P7"><text:s/>F' U F U R U' R' U2</text:p>
      <text:p text:style-name="P7"/>
      <text:p text:style-name="P7"><text:s/>B U' B' U' R' U R U2</text:p>
      <text:p text:style-name="P7"/>
      <text:p text:style-name="P7"><text:s/>L U' L' U' B' U B </text:p>
      <text:p text:style-name="P7">F U' F' U' L' U L U'</text:p>
      <text:p text:style-name="P7"><text:s/>F U' F' U' L' U L </text:p>
      <text:p text:style-name="P7">B L U L' U' B' F U R U' R' F </text:p>
      <text:p text:style-name="P7"><text:soft-page-break/>D F' U2 F D' F' U2 F' U B U' B U B U B U' B' U' B2 R2 B2 R F R' B2 R F' 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5-11T21:35:04.081000000</meta:creation-date>
    <dc:date>2024-12-05T08:19:17.156000000</dc:date>
    <meta:editing-duration>P11DT15H32M54S</meta:editing-duration>
    <meta:editing-cycles>18</meta:editing-cycles>
    <meta:generator>LibreOffice/7.6.0.3$Windows_X86_64 LibreOffice_project/69edd8b8ebc41d00b4de3915dc82f8f0fc3b6265</meta:generator>
    <meta:document-statistic meta:table-count="0" meta:image-count="0" meta:object-count="0" meta:page-count="5" meta:paragraph-count="92" meta:word-count="621" meta:character-count="5122" meta:non-whitespace-character-count="4542"/>
  </office:meta>
</office:document-meta>
</file>